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8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order-left="none" fo:border-right="none" fo:border-top="0.06pt solid #000000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4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1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118" office:value-type="string" calcext:value-type="string">
            <text:p>Criar camada de negócio, incluir relacionamento, explicar CDI</text:p>
          </table:table-cell>
          <table:table-cell table:style-name="ce118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11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181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1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181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151" office:value-type="string" calcext:value-type="string">
            <text:p>pag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152" office:value-type="string" calcext:value-type="string">
            <text:p>pag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153" office:value-type="string" calcext:value-type="string">
            <text:p>pag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152" office:value-type="string" calcext:value-type="string">
            <text:p>pag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realizada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13" calcext:value-type="date">
            <text:p>13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20" calcext:value-type="date">
            <text:p>20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149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111"/>
          <table:table-cell table:style-name="ce78" table:number-columns-repeated="2"/>
          <table:table-cell table:style-name="ce111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111"/>
          <table:table-cell table:style-name="ce78" table:number-columns-repeated="2"/>
          <table:table-cell table:style-name="ce111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15" calcext:value-type="date">
            <text:p>15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1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1" table:default-cell-style-name="ce111"/>
        <table:table-column table:style-name="co12" table:default-cell-style-name="ce111"/>
        <table:table-column table:style-name="co13" table:default-cell-style-name="ce111"/>
        <table:table-column table:style-name="co5" table:default-cell-style-name="ce111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188"/>
          <table:covered-table-cell table:number-columns-repeated="5" table:style-name="ce29"/>
          <table:covered-table-cell table:style-name="ce181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1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89" office:value-type="date" office:date-value="2018-08-30" calcext:value-type="date">
            <text:p>30/08/18</text:p>
          </table:table-cell>
          <table:table-cell table:style-name="ce1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90" office:value-type="date" office:date-value="2018-09-04" calcext:value-type="date">
            <text:p>04/09/18</text:p>
          </table:table-cell>
          <table:table-cell table:style-name="ce197" office:value-type="string" calcext:value-type="string">
            <text:p>Realizada</text:p>
          </table:table-cell>
          <table:table-cell table:style-name="ce201" office:value-type="string" calcext:value-type="string">
            <text:p>BD / JDBC</text:p>
          </table:table-cell>
          <table:table-cell table:style-name="ce201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Web</text:p>
          </table:table-cell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202" office:value-type="string" calcext:value-type="string">
            <text:p>JDBC</text:p>
          </table:table-cell>
          <table:table-cell table:style-name="ce202"/>
          <table:table-cell office:value-type="string" calcext:value-type="string">
            <text:p>2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174"/>
          <table:table-cell table:style-name="ce33"/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203" office:value-type="string" calcext:value-type="string">
            <text:p>Bootstrap, JS</text:p>
          </table:table-cell>
          <table:table-cell table:style-name="ce203"/>
          <table:table-cell office:value-type="string" calcext:value-type="string">
            <text:p>4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5</text:p>
          </table:table-cell>
          <table:table-cell table:style-name="ce191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6</text:p>
          </table:table-cell>
          <table:table-cell table:style-name="ce191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7</text:p>
          </table:table-cell>
          <table:table-cell table:style-name="ce191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98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8</text:p>
          </table:table-cell>
          <table:table-cell table:style-name="ce191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, Hello world JSF**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99"/>
          <table:table-cell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193" office:value-type="date" office:date-value="2018-10-04" calcext:value-type="date">
            <text:p>04/10/18</text:p>
          </table:table-cell>
          <table:table-cell table:style-name="ce200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87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97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Frameworks</text:p>
          </table:table-cell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88"/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6" table:default-cell-style-name="ce111"/>
        <table:table-column table:style-name="co17" table:default-cell-style-name="ce111"/>
        <table:table-column table:style-name="co5" table:default-cell-style-name="ce1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188"/>
          <table:covered-table-cell table:number-columns-repeated="4" table:style-name="ce29"/>
          <table:covered-table-cell table:style-name="ce181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5"/>
          <table:table-cell table:style-name="ce1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2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2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9" office:value-type="date" office:date-value="2018-10-08" calcext:value-type="date">
            <text:p>08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90" office:value-type="date" office:date-value="2018-10-10" calcext:value-type="date">
            <text:p>10/10/18</text:p>
          </table:table-cell>
          <table:table-cell table:style-name="ce200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97"/>
          <table:table-cell table:style-name="ce201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20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20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93" office:value-type="date" office:date-value="2018-10-31" calcext:value-type="date">
            <text:p>31/10/18</text:p>
          </table:table-cell>
          <table:table-cell table:style-name="ce199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200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9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8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189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8:19:02.757182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30T12:21:21.384185834</dc:date>
    <meta:editing-duration>P11DT16H24M11S</meta:editing-duration>
    <meta:editing-cycles>254</meta:editing-cycles>
    <meta:document-statistic meta:table-count="4" meta:cell-count="560" meta:object-count="0"/>
  </office:meta>
</office:document-meta>
</file>